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05cm" fo:min-width="5.8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6.05cm" fo:min-width="14.1cm" draw:shadow="visible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2.389cm" draw:shadow="visible"/>
    </style:style>
    <style:style style:name="gr4" style:family="graphic" style:parent-style-name="standard">
      <style:graphic-properties draw:textarea-horizontal-align="justify" draw:textarea-vertical-align="middle" draw:auto-grow-height="false" fo:min-height="1.763cm" fo:min-width="0.9cm" draw:shadow="visible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75cm" draw:shadow="visib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cm" svg:height="6.3cm" svg:x="21.2cm" svg:y="1.8cm">
          <text:p text:style-name="P1">Data</text:p>
          <text:p text:style-name="P1">Sourc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6.3cm" svg:x="2.7cm" svg:y="11.1cm">
          <text:p text:style-name="P1">Data<text:line-break/>Sto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6cm" svg:height="6.3cm" svg:x="12.9cm" svg:y="11.1cm">
          <text:p text:style-name="P1">Visualis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6cm" svg:height="6.3cm" svg:x="2.7cm" svg:y="1.9cm">
          <text:p text:style-name="P1">Processing Contain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cm" svg:height="2.5cm" svg:x="17.6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8cm" svg:height="2.3cm" svg:x="4.8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3.4cm" svg:height="2.8cm" svg:x="9.3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2T11:50:41.831425540</meta:creation-date>
    <dc:date>2020-03-12T11:56:28.932700774</dc:date>
    <meta:editing-duration>PT10S</meta:editing-duration>
    <meta:editing-cycles>1</meta:editing-cycles>
    <meta:document-statistic meta:object-count="7"/>
    <meta:generator>LibreOffice/6.0.7.3$Linux_X86_64 LibreOffice_project/00m0$Build-3</meta:generator>
  </office:meta>
</office:document-meta>
</file>